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rsid="001e6ac4" officeooo:paragraph-rsid="001e6ac4"/>
    </style:style>
    <style:style style:name="P2" style:family="paragraph" style:parent-style-name="Preformatted_20_Text">
      <style:paragraph-properties>
        <style:tab-stops>
          <style:tab-stop style:position="0.026cm"/>
        </style:tab-stops>
      </style:paragraph-properties>
      <style:text-properties officeooo:rsid="001e6ac4" officeooo:paragraph-rsid="001f6bc7"/>
    </style:style>
    <style:style style:name="P3" style:family="paragraph" style:parent-style-name="Preformatted_20_Text">
      <style:text-properties officeooo:rsid="001e6ac4" officeooo:paragraph-rsid="0020d6b5"/>
    </style:style>
    <style:style style:name="P4" style:family="paragraph" style:parent-style-name="Preformatted_20_Text">
      <style:text-properties officeooo:rsid="0022d603" officeooo:paragraph-rsid="0022d603"/>
    </style:style>
    <style:style style:name="P5" style:family="paragraph" style:parent-style-name="Preformatted_20_Text">
      <style:text-properties officeooo:rsid="002419e8" officeooo:paragraph-rsid="00261613"/>
    </style:style>
    <style:style style:name="P6" style:family="paragraph" style:parent-style-name="Preformatted_20_Text">
      <style:text-properties officeooo:rsid="00261613" officeooo:paragraph-rsid="00261613"/>
    </style:style>
    <style:style style:name="P7" style:family="paragraph" style:parent-style-name="Preformatted_20_Text">
      <style:text-properties officeooo:rsid="0026fc47" officeooo:paragraph-rsid="0026fc47"/>
    </style:style>
    <style:style style:name="P8" style:family="paragraph" style:parent-style-name="Preformatted_20_Text">
      <style:text-properties officeooo:rsid="0027e21d" officeooo:paragraph-rsid="0027e21d"/>
    </style:style>
    <style:style style:name="P9" style:family="paragraph" style:parent-style-name="Preformatted_20_Text" style:list-style-name="L1">
      <style:text-properties officeooo:rsid="0022d603" officeooo:paragraph-rsid="0022d603"/>
    </style:style>
    <style:style style:name="P10" style:family="paragraph" style:parent-style-name="Preformatted_20_Text">
      <style:text-properties officeooo:rsid="0022d603" officeooo:paragraph-rsid="0022d603"/>
    </style:style>
    <style:style style:name="P11" style:family="paragraph" style:parent-style-name="Preformatted_20_Text" style:list-style-name="L2">
      <style:text-properties officeooo:rsid="0020d6b5" officeooo:paragraph-rsid="0020d6b5"/>
    </style:style>
    <style:style style:name="P12" style:family="paragraph" style:parent-style-name="Preformatted_20_Text" style:list-style-name="L3">
      <style:text-properties officeooo:rsid="0020d6b5" officeooo:paragraph-rsid="0020d6b5"/>
    </style:style>
    <style:style style:name="P13" style:family="paragraph" style:parent-style-name="Preformatted_20_Text" style:list-style-name="L2">
      <style:text-properties officeooo:rsid="001f6bc7" officeooo:paragraph-rsid="001f6bc7"/>
    </style:style>
    <style:style style:name="P14" style:family="paragraph" style:parent-style-name="Preformatted_20_Text" style:list-style-name="L3">
      <style:text-properties officeooo:rsid="002891d6" officeooo:paragraph-rsid="002891d6"/>
    </style:style>
    <style:style style:name="P15" style:family="paragraph" style:parent-style-name="Preformatted_20_Text" style:list-style-name="L3">
      <style:text-properties officeooo:rsid="001e6ac4" officeooo:paragraph-rsid="0020d6b5"/>
    </style:style>
    <style:style style:name="P16" style:family="paragraph" style:parent-style-name="Preformatted_20_Text" style:list-style-name="L3">
      <style:text-properties officeooo:rsid="001e6ac4" officeooo:paragraph-rsid="001e6ac4"/>
    </style:style>
    <style:style style:name="P17" style:family="paragraph" style:parent-style-name="Preformatted_20_Text" style:list-style-name="L4">
      <style:paragraph-properties>
        <style:tab-stops>
          <style:tab-stop style:position="0.026cm"/>
        </style:tab-stops>
      </style:paragraph-properties>
      <style:text-properties officeooo:rsid="001e6ac4" officeooo:paragraph-rsid="0020d6b5"/>
    </style:style>
    <style:style style:name="P18" style:family="paragraph" style:parent-style-name="Preformatted_20_Text" style:list-style-name="L4">
      <style:paragraph-properties>
        <style:tab-stops>
          <style:tab-stop style:position="0.026cm"/>
        </style:tab-stops>
      </style:paragraph-properties>
      <style:text-properties officeooo:rsid="001e6ac4" officeooo:paragraph-rsid="001f6bc7"/>
    </style:style>
    <style:style style:name="P19" style:family="paragraph" style:parent-style-name="Preformatted_20_Text">
      <style:text-properties officeooo:rsid="0029dbfc" officeooo:paragraph-rsid="0029dbfc"/>
    </style:style>
    <style:style style:name="P20" style:family="paragraph" style:parent-style-name="Preformatted_20_Text" style:list-style-name="L5">
      <style:text-properties officeooo:rsid="0029dbfc" officeooo:paragraph-rsid="0029dbfc"/>
    </style:style>
    <style:style style:name="T1" style:family="text">
      <style:text-properties officeooo:rsid="0020d6b5"/>
    </style:style>
    <style:style style:name="T2" style:family="text">
      <style:text-properties officeooo:rsid="0022d603"/>
    </style:style>
    <style:style style:name="T3" style:family="text">
      <style:text-properties officeooo:rsid="0026161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ocs</text:p>
      <text:p text:style-name="P5">schematics: <text:a xlink:type="simple" xlink:href="https://www.adafruit.com/datasheets/pi2schem.pdf"><text:span text:style-name="T3">https://www.adafruit.com/datasheets/pi2schem.pdf</text:span></text:a></text:p>
      <text:p text:style-name="P6">BCM2835 datasheet: <text:a xlink:type="simple" xlink:href="https://www.raspberrypi.org/wp-content/uploads/2012/02/BCM2835-ARM-Peripherals.pdf">https://www.raspberrypi.org/wp-content/uploads/2012/02/BCM2835-ARM-Peripherals.pdf</text:a></text:p>
      <text:p text:style-name="P8">Buildroot: <text:a xlink:type="simple" xlink:href="http://buildroot.org/downloads/manual/manual.pdf">http://buildroot.org/downloads/manual/manual.pdf</text:a></text:p>
      <text:p text:style-name="P8"/>
      <text:p text:style-name="P6"/>
      <text:p text:style-name="P4"/>
      <text:p text:style-name="P19">OS development platform:</text:p>
      <text:list xml:id="list7411770787728687334" text:style-name="L5">
        <text:list-item>
          <text:p text:style-name="P20">build environment setup on Cloud server.</text:p>
          <text:p text:style-name="P20"/>
        </text:list-item>
      </text:list>
      <text:p text:style-name="P4">OS development tools:</text:p>
      <text:list xml:id="list2240324103187595871" text:style-name="L1">
        <text:list-item>
          <text:p text:style-name="P9">script to prepare sd card.</text:p>
        </text:list-item>
        <text:list-item>
          <text:p text:style-name="P9">Scripts in buildroot.</text:p>
        </text:list-item>
      </text:list>
      <text:p text:style-name="P1"/>
      <text:p text:style-name="P1"/>
      <text:p text:style-name="P1"><text:s/><text:span text:style-name="T2">OS:</text:span></text:p>
      <text:list xml:id="list360768142907408463" text:style-name="L2">
        <text:list-header>
          <text:p text:style-name="P11">Debug:</text:p>
        </text:list-header>
        <text:list-item>
          <text:p text:style-name="P13">Kernel command line parameters.</text:p>
        </text:list-item>
        <text:list-item>
          <text:p text:style-name="P13">Enable early printk logs.</text:p>
        </text:list-item>
        <text:list-item>
          <text:p text:style-name="P13">Kernel logs.</text:p>
        </text:list-item>
      </text:list>
      <text:p text:style-name="P1"/>
      <text:p text:style-name="P1"><text:tab/><text:span text:style-name="T1">System:</text:span></text:p>
      <text:list xml:id="list745066143877846481" text:style-name="L3">
        <text:list-item>
          <text:p text:style-name="P14">Bash</text:p>
        </text:list-item>
        <text:list-item>
          <text:p text:style-name="P15">Home folder skeleton</text:p>
        </text:list-item>
        <text:list-item>
          <text:p text:style-name="P12">prompt</text:p>
        </text:list-item>
        <text:list-item>
          <text:p text:style-name="P12">Users</text:p>
        </text:list-item>
        <text:list-item>
          <text:p text:style-name="P16">groups</text:p>
        </text:list-item>
        <text:list-item>
          <text:p text:style-name="P12">Audio</text:p>
        </text:list-item>
      </text:list>
      <text:p text:style-name="P3"/>
      <text:p text:style-name="P3"><text:tab/><text:span text:style-name="T1">Secondary</text:span></text:p>
      <text:list xml:id="list7974938589130381648" text:style-name="L4">
        <text:list-item>
          <text:p text:style-name="P17">boot logo</text:p>
        </text:list-item>
        <text:list-item>
          <text:p text:style-name="P17">Boot sound.</text:p>
        </text:list-item>
        <text:list-item>
          <text:p text:style-name="P18">Boot animation.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7T02:38:40.967630369</dc:date>
    <meta:generator>LibreOffice/4.2.8.2$Linux_x86 LibreOffice_project/420m0$Build-2</meta:generator>
    <meta:editing-duration>PT13H46S</meta:editing-duration>
    <meta:editing-cycles>9</meta:editing-cycles>
    <meta:document-statistic meta:table-count="0" meta:image-count="0" meta:object-count="0" meta:page-count="1" meta:paragraph-count="25" meta:word-count="71" meta:character-count="563" meta:non-whitespace-character-count="529"/>
  </office:meta>
</office:document-meta>
</file>